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locking" table:style-name="ta1">
        <table:shapes>
          <draw:frame draw:z-index="0" draw:style-name="gr1" draw:text-style-name="P1" svg:width="159.99mm" svg:height="89.99mm" svg:x="56.62mm" svg:y="5.31mm">
            <loext:p draw:notify-on-update-of-ranges="Blocking.A2:Blocking.A21 Blocking.B1:Blocking.B1 Blocking.B2:Blocking.B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 take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8424" calcext:value-type="float">
            <text:p>0.1884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4015" calcext:value-type="float">
            <text:p>0.2040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6752" calcext:value-type="float">
            <text:p>0.20675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02417" calcext:value-type="float">
            <text:p>0.20241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1416" calcext:value-type="float">
            <text:p>0.20141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5879" calcext:value-type="float">
            <text:p>0.20587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72463" calcext:value-type="float">
            <text:p>0.17246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05262" calcext:value-type="float">
            <text:p>0.20526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01246" calcext:value-type="float">
            <text:p>0.20124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45688" calcext:value-type="float">
            <text:p>0.084568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74999" calcext:value-type="float">
            <text:p>0.1749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73926" calcext:value-type="float">
            <text:p>0.17392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03316" calcext:value-type="float">
            <text:p>0.2033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829077" calcext:value-type="float">
            <text:p>0.082907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831374" calcext:value-type="float">
            <text:p>0.083137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00775" calcext:value-type="float">
            <text:p>0.2007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94434" calcext:value-type="float">
            <text:p>0.19443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70111" calcext:value-type="float">
            <text:p>0.17011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832114" calcext:value-type="float">
            <text:p>0.083211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99029" calcext:value-type="float">
            <text:p>0.19902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(p)</text:p>
          </table:table-cell>
          <table:table-cell table:formula="of:=MIN([.B2:.B21])" office:value-type="float" office:value="0.0829077" calcext:value-type="float">
            <text:p>0.0829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(1)</text:p>
          </table:table-cell>
          <table:table-cell table:formula="of:=[.B2]" office:value-type="float" office:value="0.188424" calcext:value-type="float">
            <text:p>0.1884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llel fraction</text:p>
          </table:table-cell>
          <table:table-cell table:formula="of:=(1-([.B24]/[.B25]))/(1-(1/[.B23]))" office:value-type="float" office:value="0.586660328377944" calcext:value-type="float">
            <text:p>0.5866603284</text:p>
          </table:table-cell>
        </table:table-row>
      </table:table>
      <table:table table:name="Column major" table:style-name="ta1">
        <table:shapes>
          <draw:frame draw:z-index="0" draw:style-name="gr1" draw:text-style-name="P1" svg:width="159.99mm" svg:height="89.99mm" svg:x="66.36mm" svg:y="2.08mm">
            <loext:p draw:notify-on-update-of-ranges="'Column major'.A2:'Column major'.A21 'Column major'.B1:'Column major'.B1 'Column major'.B2:'Column major'.B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 take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81895" calcext:value-type="float">
            <text:p>0.008818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14859" calcext:value-type="float">
            <text:p>0.01148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918" calcext:value-type="float">
            <text:p>0.01291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65236" calcext:value-type="float">
            <text:p>0.016523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46406" calcext:value-type="float">
            <text:p>0.014640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38324" calcext:value-type="float">
            <text:p>0.013832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41609" calcext:value-type="float">
            <text:p>0.014160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01942" calcext:value-type="float">
            <text:p>0.020194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30084" calcext:value-type="float">
            <text:p>0.013008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08317" calcext:value-type="float">
            <text:p>0.010831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56271" calcext:value-type="float">
            <text:p>0.015627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5723" calcext:value-type="float">
            <text:p>0.01157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40016" calcext:value-type="float">
            <text:p>0.01400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12595" calcext:value-type="float">
            <text:p>0.011259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42997" calcext:value-type="float">
            <text:p>0.014299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55631" calcext:value-type="float">
            <text:p>0.00556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73247" calcext:value-type="float">
            <text:p>0.017324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04036" calcext:value-type="float">
            <text:p>0.010403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02943" calcext:value-type="float">
            <text:p>0.010294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58627" calcext:value-type="float">
            <text:p>0.015862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(p)</text:p>
          </table:table-cell>
          <table:table-cell table:formula="of:=MIN([.B2:.B21])" office:value-type="float" office:value="0.0055631" calcext:value-type="float">
            <text:p>0.0055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(1)</text:p>
          </table:table-cell>
          <table:table-cell table:formula="of:=[.B2]" office:value-type="float" office:value="0.00881895" calcext:value-type="float">
            <text:p>0.008818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llel fraction</text:p>
          </table:table-cell>
          <table:table-cell table:formula="of:=(1-([.B24]/[.B25]))/(1-(1/[.B23]))" office:value-type="float" office:value="0.377392118361281" calcext:value-type="float">
            <text:p>0.3773921184</text:p>
          </table:table-cell>
        </table:table-row>
      </table:table>
      <table:table table:name="Row major" table:style-name="ta1">
        <table:shapes>
          <draw:frame draw:z-index="0" draw:style-name="gr1" draw:text-style-name="P1" svg:width="159.99mm" svg:height="89.99mm" svg:x="77.55mm" svg:y="8.7mm">
            <loext:p draw:notify-on-update-of-ranges="'Row major'.A2:'Row major'.A21 'Row major'.B1:'Row major'.B1 'Row major'.B2:'Row major'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 take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697" calcext:value-type="float">
            <text:p>0.136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2843" calcext:value-type="float">
            <text:p>0.13284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0535" calcext:value-type="float">
            <text:p>0.14053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1274" calcext:value-type="float">
            <text:p>0.14127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2191" calcext:value-type="float">
            <text:p>0.13219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1245" calcext:value-type="float">
            <text:p>0.14124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3722" calcext:value-type="float">
            <text:p>0.12372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8116" calcext:value-type="float">
            <text:p>0.13811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8916" calcext:value-type="float">
            <text:p>0.13891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11781" calcext:value-type="float">
            <text:p>0.11178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18626" calcext:value-type="float">
            <text:p>0.11862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40298" calcext:value-type="float">
            <text:p>0.14029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8696" calcext:value-type="float">
            <text:p>0.11869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24865" calcext:value-type="float">
            <text:p>0.12486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22959" calcext:value-type="float">
            <text:p>0.12295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37861" calcext:value-type="float">
            <text:p>0.13786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37397" calcext:value-type="float">
            <text:p>0.13739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30757" calcext:value-type="float">
            <text:p>0.13075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21464" calcext:value-type="float">
            <text:p>0.12146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28129" calcext:value-type="float">
            <text:p>0.12812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(p)</text:p>
          </table:table-cell>
          <table:table-cell table:formula="of:=MIN([.B2:.B21])" office:value-type="float" office:value="0.111781" calcext:value-type="float">
            <text:p>0.111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(1)</text:p>
          </table:table-cell>
          <table:table-cell table:formula="of:=[.B2]" office:value-type="float" office:value="0.13697" calcext:value-type="float">
            <text:p>0.136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allel fraction</text:p>
          </table:table-cell>
          <table:table-cell table:formula="of:=(1-([.B24]/[.B25]))/(1-(1/[.B23]))" office:value-type="float" office:value="0.198047860003033" calcext:value-type="float">
            <text:p>0.198047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5:48:54.583763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32:49.309005050</meta:creation-date>
    <dc:date>2018-10-17T15:50:53.931740537</dc:date>
    <meta:editing-duration>PT8M26S</meta:editing-duration>
    <meta:editing-cycles>7</meta:editing-cycles>
    <meta:generator>LibreOffice/5.1.6.2$Linux_X86_64 LibreOffice_project/10m0$Build-2</meta:generator>
    <meta:document-statistic meta:table-count="3" meta:cell-count="1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'Row major'.A1:'Row major'.B21" chart:data-source-has-labels="both" svg:x="0.32cm" svg:y="0.18cm" svg:width="12.323cm" svg:height="8.64cm">
          <chartooo:coordinate-region svg:x="1.232cm" svg:y="0.379cm" svg:width="11.225cm" svg:height="7.794cm"/>
          <chart:axis chart:dimension="x" chart:name="primary-x" chart:style-name="ch4" chartooo:axis-type="auto">
            <chartooo:date-scale/>
            <chart:categories table:cell-range-address="'Row major'.A2:'Row major'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ow major'.B2:'Row major'.B21" chart:label-cell-address="'Row major'.B1:'Row major'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'Row major'.B1:'Row major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ow major'.A2:'Row major'.A21</svg:desc>
                </draw:g>
              </table:table-cell>
              <table:table-cell office:value-type="float" office:value="0.13697">
                <text:p>0.13697</text:p>
                <draw:g>
                  <svg:desc>'Row major'.B2:'Row major'.B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32843">
                <text:p>0.1328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40535">
                <text:p>0.1405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41274">
                <text:p>0.1412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2191">
                <text:p>0.1321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41245">
                <text:p>0.1412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23722">
                <text:p>0.1237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38116">
                <text:p>0.1381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38916">
                <text:p>0.1389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11781">
                <text:p>0.11178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18626">
                <text:p>0.1186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40298">
                <text:p>0.14029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18696">
                <text:p>0.11869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24865">
                <text:p>0.12486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22959">
                <text:p>0.12295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37861">
                <text:p>0.1378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37397">
                <text:p>0.13739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130757">
                <text:p>0.13075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21464">
                <text:p>0.12146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28129">
                <text:p>0.128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'Column major'.A2:'Column major'.B21 'Column major'.B1:'Column major'.B1" chart:data-source-has-labels="both" svg:x="0.32cm" svg:y="0.18cm" svg:width="12.323cm" svg:height="8.64cm">
          <chartooo:coordinate-region svg:x="1.418cm" svg:y="0.379cm" svg:width="11.038cm" svg:height="7.794cm"/>
          <chart:axis chart:dimension="x" chart:name="primary-x" chart:style-name="ch4" chartooo:axis-type="auto">
            <chartooo:date-scale/>
            <chart:categories table:cell-range-address="'Column major'.A2:'Column major'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lumn major'.B2:'Column major'.B21" chart:label-cell-address="'Column major'.B1:'Column major'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'Column major'.B1:'Column major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lumn major'.A2:'Column major'.A21</svg:desc>
                </draw:g>
              </table:table-cell>
              <table:table-cell office:value-type="float" office:value="0.00881895">
                <text:p>0.00881895</text:p>
                <draw:g>
                  <svg:desc>'Column major'.B2:'Column major'.B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14859">
                <text:p>0.01148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2918">
                <text:p>0.0129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65236">
                <text:p>0.01652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46406">
                <text:p>0.01464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38324">
                <text:p>0.01383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41609">
                <text:p>0.01416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01942">
                <text:p>0.020194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130084">
                <text:p>0.01300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08317">
                <text:p>0.01083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156271">
                <text:p>0.01562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15723">
                <text:p>0.011572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140016">
                <text:p>0.014001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112595">
                <text:p>0.011259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142997">
                <text:p>0.014299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55631">
                <text:p>0.0055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73247">
                <text:p>0.017324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104036">
                <text:p>0.010403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102943">
                <text:p>0.010294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158627">
                <text:p>0.01586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Blocking.A2:Blocking.B21 Blocking.B1:Blocking.B1" chart:data-source-has-labels="both" svg:x="0.32cm" svg:y="0.18cm" svg:width="12.323cm" svg:height="8.64cm">
          <chartooo:coordinate-region svg:x="1.232cm" svg:y="0.379cm" svg:width="11.225cm" svg:height="7.794cm"/>
          <chart:axis chart:dimension="x" chart:name="primary-x" chart:style-name="ch4" chartooo:axis-type="auto">
            <chartooo:date-scale/>
            <chart:categories table:cell-range-address="Blocking.A2:Blocking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locking.B2:Blocking.B21" chart:label-cell-address="Blocking.B1:Blocking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Blocking.B1:Blocking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locking.A2:Blocking.A21</svg:desc>
                </draw:g>
              </table:table-cell>
              <table:table-cell office:value-type="float" office:value="0.188424">
                <text:p>0.188424</text:p>
                <draw:g>
                  <svg:desc>Blocking.B2:Blocking.B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04015">
                <text:p>0.2040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06752">
                <text:p>0.2067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2417">
                <text:p>0.2024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05879">
                <text:p>0.20587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72463">
                <text:p>0.1724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05262">
                <text:p>0.2052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01246">
                <text:p>0.20124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45688">
                <text:p>0.084568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74999">
                <text:p>0.174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73926">
                <text:p>0.17392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03316">
                <text:p>0.20331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829077">
                <text:p>0.082907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831374">
                <text:p>0.083137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00775">
                <text:p>0.2007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94434">
                <text:p>0.19443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170111">
                <text:p>0.17011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832114">
                <text:p>0.083211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99029">
                <text:p>0.1990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